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DiskCacheManager.BlockDiskCacheManager( BlockDiskCacheAttributes defaultCacheAttributes , ICacheEventLogger cacheEventLogger , IElementSerializer elementSer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lockDiskCacheManager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CacheManager.getCache( BlockDiskCacheAttributes cache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lockDiskCacheManager.getInstance( BlockDiskCacheAttributes defaultCacheAttributes , ICacheEventLogger cacheEventLogger , IElementSerializer elementSeriali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lockDiskCacheManager.getCache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